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&quot;Liberation Sans&quot;" svg:font-family="'&quot;Liberation Sans&quot;'"/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4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PageStyle_5f_First_20_Order_20__28_alpaca-native_29_">
      <style:table-properties table:display="true" style:writing-mode="lr-tb"/>
    </style:style>
    <style:style style:name="ta2" style:family="table" style:master-page-name="PageStyle_5f_First_20_Order_20__28_Fine_20_tuned_20_alpaca-">
      <style:table-properties table:display="true" style:writing-mode="lr-tb"/>
    </style:style>
    <style:style style:name="ta3" style:family="table" style:master-page-name="PageStyle_5f_Cause_20__28_alpaca-native_29_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&quot;Liberation Sans&quot;" fo:font-size="10pt" fo:font-style="normal" fo:text-shadow="none" style:text-underline-style="none" fo:font-weight="normal" style:font-size-asian="10pt" style:font-style-asian="normal" style:font-weight-asian="normal" style:font-name-complex="&quot;Liberation Sans&quot;" style:font-size-complex="10pt" style:font-style-complex="normal" style:font-weight-complex="normal"/>
    </style:style>
    <style:style style:name="ce13" style:family="table-cell" style:parent-style-name="Default">
      <style:text-properties fo:font-size="10pt" style:font-size-asian="10pt" style:font-size-complex="10pt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irst Order (alpaca-native)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9" office:value-type="string" calcext:value-type="string">
            <text:p>cause</text:p>
          </table:table-cell>
          <table:table-cell table:style-name="ce9" office:value-type="string" calcext:value-type="string">
            <text:p>total effects</text:p>
          </table:table-cell>
          <table:table-cell table:style-name="ce9" office:value-type="string" calcext:value-type="string">
            <text:p>recalled effects</text:p>
          </table:table-cell>
          <table:table-cell table:style-name="ce9" office:value-type="string" calcext:value-type="string">
            <text:p>recall percentage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rime</text:p>
          </table:table-cell>
          <table:table-cell table:style-name="ce11" office:value-type="float" office:value="104" calcext:value-type="float">
            <text:p>104</text:p>
          </table:table-cell>
          <table:table-cell table:style-name="ce11" office:value-type="float" office:value="25" calcext:value-type="float">
            <text:p>25</text:p>
          </table:table-cell>
          <table:table-cell table:style-name="ce10" table:formula="of:=([.C2]/[.B2])*100" office:value-type="float" office:value="24.0384615384615" calcext:value-type="float">
            <text:p>24.0384615384615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alcoholism</text:p>
          </table:table-cell>
          <table:table-cell table:style-name="ce11" office:value-type="float" office:value="122" calcext:value-type="float">
            <text:p>122</text:p>
          </table:table-cell>
          <table:table-cell table:style-name="ce11" office:value-type="float" office:value="26" calcext:value-type="float">
            <text:p>26</text:p>
          </table:table-cell>
          <table:table-cell table:style-name="ce10" table:formula="of:=([.C3]/[.B3])*100" office:value-type="float" office:value="21.3114754098361" calcext:value-type="float">
            <text:p>21.311475409836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terrorism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12" calcext:value-type="float">
            <text:p>12</text:p>
          </table:table-cell>
          <table:table-cell table:style-name="ce10" table:formula="of:=([.C4]/[.B4])*100" office:value-type="float" office:value="24.4897959183673" calcext:value-type="float">
            <text:p>24.489795918367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ollution</text:p>
          </table:table-cell>
          <table:table-cell table:style-name="ce11" office:value-type="float" office:value="138" calcext:value-type="float">
            <text:p>138</text:p>
          </table:table-cell>
          <table:table-cell table:style-name="ce11" office:value-type="float" office:value="24" calcext:value-type="float">
            <text:p>24</text:p>
          </table:table-cell>
          <table:table-cell table:style-name="ce10" table:formula="of:=([.C5]/[.B5])*100" office:value-type="float" office:value="17.3913043478261" calcext:value-type="float">
            <text:p>17.391304347826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apitalism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11" calcext:value-type="float">
            <text:p>11</text:p>
          </table:table-cell>
          <table:table-cell table:style-name="ce10" table:formula="of:=([.C6]/[.B6])*100" office:value-type="float" office:value="26.1904761904762" calcext:value-type="float">
            <text:p>26.190476190476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lavery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10" calcext:value-type="float">
            <text:p>10</text:p>
          </table:table-cell>
          <table:table-cell table:style-name="ce10" table:formula="of:=([.C7]/[.B7])*100" office:value-type="float" office:value="32.258064516129" calcext:value-type="float">
            <text:p>32.258064516129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ea level rise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4" calcext:value-type="float">
            <text:p>4</text:p>
          </table:table-cell>
          <table:table-cell table:style-name="ce10" table:formula="of:=([.C8]/[.B8])*100" office:value-type="float" office:value="15.3846153846154" calcext:value-type="float">
            <text:p>15.384615384615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ostitution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7" calcext:value-type="float">
            <text:p>7</text:p>
          </table:table-cell>
          <table:table-cell table:style-name="ce10" table:formula="of:=([.C9]/[.B9])*100" office:value-type="float" office:value="23.3333333333333" calcext:value-type="float">
            <text:p>23.333333333333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etrol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formula="of:=([.C10]/[.B10])*100" office:value-type="float" office:value="33.3333333333333" calcext:value-type="float">
            <text:p>33.333333333333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ornography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4" calcext:value-type="float">
            <text:p>4</text:p>
          </table:table-cell>
          <table:table-cell table:style-name="ce10" table:formula="of:=([.C11]/[.B11])*100" office:value-type="float" office:value="21.0526315789474" calcext:value-type="float">
            <text:p>21.052631578947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tax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5" calcext:value-type="float">
            <text:p>5</text:p>
          </table:table-cell>
          <table:table-cell table:style-name="ce10" table:formula="of:=([.C12]/[.B12])*100" office:value-type="float" office:value="16.6666666666667" calcext:value-type="float">
            <text:p>16.6666666666667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ubluxation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0" table:formula="of:=([.C13]/[.B13])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illegal drugs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formula="of:=([.C14]/[.B14])*100"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truth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0" table:formula="of:=([.C15]/[.B15])*100" office:value-type="float" office:value="40" calcext:value-type="float">
            <text:p>40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armenian genocide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6]/[.B16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liberalism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formula="of:=([.C17]/[.B17])*100" office:value-type="float" office:value="6.66666666666667" calcext:value-type="float">
            <text:p>6.66666666666667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lato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8]/[.B18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oil drilling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9]/[.B19])*100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eastern orthodoxy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0]/[.B20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talk rad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1]/[.B21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ensorship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2" calcext:value-type="float">
            <text:p>2</text:p>
          </table:table-cell>
          <table:table-cell table:style-name="ce10" table:formula="of:=([.C22]/[.B22])*100" office:value-type="float" office:value="7.69230769230769" calcext:value-type="float">
            <text:p>7.69230769230769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olympics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3]/[.B23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eltic revival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4]/[.B24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black power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5]/[.B25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fossil fuel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6]/[.B26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oka gakkai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7]/[.B27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judas iscariot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8]/[.B28])*100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law enforcement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formula="of:=([.C29]/[.B29])*100" office:value-type="float" office:value="16.6666666666667" calcext:value-type="float">
            <text:p>16.6666666666667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wikipedia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formula="of:=([.C30]/[.B30])*100" office:value-type="float" office:value="33.3333333333333" calcext:value-type="float">
            <text:p>33.3333333333333</text:p>
          </table:table-cell>
          <table:table-cell table:number-columns-repeated="1020"/>
        </table:table-row>
        <table:table-row table:style-name="ro3">
          <table:table-cell table:style-name="ce11" office:value-type="string" calcext:value-type="string">
            <text:p>fractional reserve banking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31]/[.B31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esports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32]/[.B32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ison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formula="of:=([.C33]/[.B33])*100" office:value-type="float" office:value="33.3333333333333" calcext:value-type="float">
            <text:p>33.3333333333333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autoerotic asphyxiation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34]/[.B34])*100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human evolution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35]/[.B35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bullfighting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0" table:formula="of:=([.C36]/[.B36])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fascism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37]/[.B37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opus dei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38]/[.B38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igmund freu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39]/[.B39])*100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depleted uranium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0" table:formula="of:=([.C40]/[.B40])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1919 world series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41]/[.B41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edophilia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0" table:formula="of:=([.C42]/[.B42])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mormonism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43]/[.B43])*100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federal communications commission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44]/[.B44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world war i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formula="of:=([.C45]/[.B45])*100" office:value-type="float" office:value="33.3333333333333" calcext:value-type="float">
            <text:p>33.3333333333333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historicity of jesus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46]/[.B46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ocrates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47]/[.B47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arl jung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48]/[.B48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fornication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49]/[.B49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myspac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50]/[.B50])*100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energy consumption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51]/[.B51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enatal care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0" table:formula="of:=([.C52]/[.B52])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glyphosate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formula="of:=([.C53]/[.B53])*100" office:value-type="float" office:value="33.3333333333333" calcext:value-type="float">
            <text:p>33.333333333333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verage recall percentage</text:p>
          </table:table-cell>
          <table:table-cell table:style-name="ce10" table:formula="of:=AVERAGE([.D2:.D53])" office:value-type="float" office:value="19.4194063957109" calcext:value-type="float">
            <text:p>19.4194063957109</text:p>
          </table:table-cell>
          <table:table-cell table:number-columns-repeated="1020"/>
        </table:table-row>
        <table:table-row table:style-name="ro5" table:number-rows-repeated="104852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irst Order (Fine tuned alpaca-native)" table:style-name="ta2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9" office:value-type="string" calcext:value-type="string">
            <text:p>cause</text:p>
          </table:table-cell>
          <table:table-cell table:style-name="ce9" office:value-type="string" calcext:value-type="string">
            <text:p>total effects</text:p>
          </table:table-cell>
          <table:table-cell table:style-name="ce9" office:value-type="string" calcext:value-type="string">
            <text:p>recalled effects</text:p>
          </table:table-cell>
          <table:table-cell table:style-name="ce9" office:value-type="string" calcext:value-type="string">
            <text:p>recall percentage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rime</text:p>
          </table:table-cell>
          <table:table-cell table:style-name="ce11" office:value-type="float" office:value="104" calcext:value-type="float">
            <text:p>104</text:p>
          </table:table-cell>
          <table:table-cell table:style-name="ce11" office:value-type="float" office:value="25" calcext:value-type="float">
            <text:p>25</text:p>
          </table:table-cell>
          <table:table-cell table:style-name="ce10" table:formula="of:=([.C2]/[.B2])*100" office:value-type="float" office:value="24.0384615384615" calcext:value-type="float">
            <text:p>24.0384615384615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alcoholism</text:p>
          </table:table-cell>
          <table:table-cell table:style-name="ce11" office:value-type="float" office:value="122" calcext:value-type="float">
            <text:p>122</text:p>
          </table:table-cell>
          <table:table-cell table:style-name="ce11" office:value-type="float" office:value="26" calcext:value-type="float">
            <text:p>26</text:p>
          </table:table-cell>
          <table:table-cell table:style-name="ce10" table:formula="of:=([.C3]/[.B3])*100" office:value-type="float" office:value="21.3114754098361" calcext:value-type="float">
            <text:p>21.311475409836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terrorism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12" calcext:value-type="float">
            <text:p>12</text:p>
          </table:table-cell>
          <table:table-cell table:style-name="ce10" table:formula="of:=([.C4]/[.B4])*100" office:value-type="float" office:value="24.4897959183673" calcext:value-type="float">
            <text:p>24.489795918367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ollution</text:p>
          </table:table-cell>
          <table:table-cell table:style-name="ce11" office:value-type="float" office:value="138" calcext:value-type="float">
            <text:p>138</text:p>
          </table:table-cell>
          <table:table-cell table:style-name="ce11" office:value-type="float" office:value="24" calcext:value-type="float">
            <text:p>24</text:p>
          </table:table-cell>
          <table:table-cell table:style-name="ce10" table:formula="of:=([.C5]/[.B5])*100" office:value-type="float" office:value="17.3913043478261" calcext:value-type="float">
            <text:p>17.391304347826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apitalism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11" calcext:value-type="float">
            <text:p>11</text:p>
          </table:table-cell>
          <table:table-cell table:style-name="ce10" table:formula="of:=([.C6]/[.B6])*100" office:value-type="float" office:value="26.1904761904762" calcext:value-type="float">
            <text:p>26.190476190476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lavery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10" calcext:value-type="float">
            <text:p>10</text:p>
          </table:table-cell>
          <table:table-cell table:style-name="ce10" table:formula="of:=([.C7]/[.B7])*100" office:value-type="float" office:value="32.258064516129" calcext:value-type="float">
            <text:p>32.258064516129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ea level rise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4" calcext:value-type="float">
            <text:p>4</text:p>
          </table:table-cell>
          <table:table-cell table:style-name="ce10" table:formula="of:=([.C8]/[.B8])*100" office:value-type="float" office:value="15.3846153846154" calcext:value-type="float">
            <text:p>15.384615384615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ostitution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7" calcext:value-type="float">
            <text:p>7</text:p>
          </table:table-cell>
          <table:table-cell table:style-name="ce10" table:formula="of:=([.C9]/[.B9])*100" office:value-type="float" office:value="23.3333333333333" calcext:value-type="float">
            <text:p>23.333333333333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etrol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formula="of:=([.C10]/[.B10])*100" office:value-type="float" office:value="33.3333333333333" calcext:value-type="float">
            <text:p>33.333333333333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ornography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4" calcext:value-type="float">
            <text:p>4</text:p>
          </table:table-cell>
          <table:table-cell table:style-name="ce10" table:formula="of:=([.C11]/[.B11])*100" office:value-type="float" office:value="21.0526315789474" calcext:value-type="float">
            <text:p>21.052631578947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tax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5" calcext:value-type="float">
            <text:p>5</text:p>
          </table:table-cell>
          <table:table-cell table:style-name="ce10" table:formula="of:=([.C12]/[.B12])*100" office:value-type="float" office:value="16.6666666666667" calcext:value-type="float">
            <text:p>16.6666666666667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ubluxation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0" table:formula="of:=([.C13]/[.B13])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illegal drugs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formula="of:=([.C14]/[.B14])*100"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truth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0" table:formula="of:=([.C15]/[.B15])*100" office:value-type="float" office:value="40" calcext:value-type="float">
            <text:p>40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armenian genocide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6]/[.B16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liberalism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formula="of:=([.C17]/[.B17])*100" office:value-type="float" office:value="6.66666666666667" calcext:value-type="float">
            <text:p>6.66666666666667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lato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8]/[.B18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oil drilling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19]/[.B19])*100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eastern orthodoxy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0]/[.B20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talk rad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1]/[.B21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ensorship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2" calcext:value-type="float">
            <text:p>2</text:p>
          </table:table-cell>
          <table:table-cell table:style-name="ce10" table:formula="of:=([.C22]/[.B22])*100" office:value-type="float" office:value="7.69230769230769" calcext:value-type="float">
            <text:p>7.69230769230769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olympics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3]/[.B23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eltic revival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4]/[.B24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black power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5]/[.B25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fossil fuel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6]/[.B26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oka gakkai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7]/[.B27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judas iscariot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28]/[.B28])*100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law enforcement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formula="of:=([.C29]/[.B29])*100" office:value-type="float" office:value="16.6666666666667" calcext:value-type="float">
            <text:p>16.6666666666667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wikipedia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formula="of:=([.C30]/[.B30])*100" office:value-type="float" office:value="33.3333333333333" calcext:value-type="float">
            <text:p>33.3333333333333</text:p>
          </table:table-cell>
          <table:table-cell table:number-columns-repeated="1020"/>
        </table:table-row>
        <table:table-row table:style-name="ro3">
          <table:table-cell table:style-name="ce11" office:value-type="string" calcext:value-type="string">
            <text:p>fractional reserve banking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31]/[.B31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esports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32]/[.B32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ison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formula="of:=([.C33]/[.B33])*100" office:value-type="float" office:value="33.3333333333333" calcext:value-type="float">
            <text:p>33.3333333333333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autoerotic asphyxiation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34]/[.B34])*100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human evolution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35]/[.B35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bullfighting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0" table:formula="of:=([.C36]/[.B36])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fascism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37]/[.B37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opus dei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38]/[.B38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igmund freu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39]/[.B39])*100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depleted uranium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0" table:formula="of:=([.C40]/[.B40])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1919 world series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41]/[.B41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edophilia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0" table:formula="of:=([.C42]/[.B42])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mormonism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43]/[.B43])*100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federal communications commission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44]/[.B44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world war i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formula="of:=([.C45]/[.B45])*100" office:value-type="float" office:value="33.3333333333333" calcext:value-type="float">
            <text:p>33.3333333333333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historicity of jesus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46]/[.B46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ocrates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47]/[.B47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arl jung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48]/[.B48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fornication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49]/[.B49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myspac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50]/[.B50])*100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energy consumption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([.C51]/[.B51])*1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enatal care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0" table:formula="of:=([.C52]/[.B52])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glyphosate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formula="of:=([.C53]/[.B53])*100" office:value-type="float" office:value="33.3333333333333" calcext:value-type="float">
            <text:p>33.333333333333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verage recall percentage</text:p>
          </table:table-cell>
          <table:table-cell table:style-name="ce10" table:formula="of:=AVERAGE([.D2:.D53])" office:value-type="float" office:value="19.4194063957109" calcext:value-type="float">
            <text:p>19.4194063957109</text:p>
          </table:table-cell>
          <table:table-cell table:number-columns-repeated="1020"/>
        </table:table-row>
        <table:table-row table:style-name="ro5" table:number-rows-repeated="104852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ause (alpaca-native)" table:style-name="ta3">
        <office:forms form:automatic-focus="false" form:apply-design-mode="false"/>
        <table:table-column table:style-name="co1" table:number-columns-repeated="1024" table:default-cell-style-name="Default"/>
        <table:table-row table:style-name="ro6">
          <table:table-cell table:style-name="ce12" office:value-type="string" calcext:value-type="string">
            <text:p>cause</text:p>
          </table:table-cell>
          <table:table-cell table:style-name="ce12" office:value-type="string" calcext:value-type="string">
            <text:p>total effects</text:p>
          </table:table-cell>
          <table:table-cell table:style-name="ce12" office:value-type="string" calcext:value-type="string">
            <text:p>recalled effects</text:p>
          </table:table-cell>
          <table:table-cell table:style-name="ce23" office:value-type="string" calcext:value-type="string">
            <text:p>recall percentage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super bowl xxxviii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24" table:formula="of:=([.C2]/[.B2])*100" office:value-type="float" office:value="40" calcext:value-type="float">
            <text:p>40</text:p>
          </table:table-cell>
          <table:table-cell table:number-columns-repeated="1020"/>
        </table:table-row>
        <table:table-row table:style-name="ro6">
          <table:table-cell table:style-name="ce11" office:value-type="string" calcext:value-type="string">
            <text:p>olympics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4" table:formula="of:=([.C3]/[.B3])*100"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table:style-name="ce11" office:value-type="string" calcext:value-type="string">
            <text:p>golf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4" table:formula="of:=([.C4]/[.B4])*100"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table:style-name="ce11" office:value-type="string" calcext:value-type="string">
            <text:p>slavery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6" calcext:value-type="float">
            <text:p>6</text:p>
          </table:table-cell>
          <table:table-cell table:style-name="ce24" table:formula="of:=([.C5]/[.B5])*100" office:value-type="float" office:value="21.4285714285714" calcext:value-type="float">
            <text:p>21.4285714285714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armenian genocide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24" table:formula="of:=([.C6]/[.B6])*100"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table:style-name="ce11" office:value-type="string" calcext:value-type="string">
            <text:p>black power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24" table:formula="of:=([.C7]/[.B7])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6">
          <table:table-cell table:style-name="ce11" office:value-type="string" calcext:value-type="string">
            <text:p>fascism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5" calcext:value-type="float">
            <text:p>5</text:p>
          </table:table-cell>
          <table:table-cell table:style-name="ce24" table:formula="of:=([.C8]/[.B8])*100" office:value-type="float" office:value="38.4615384615385" calcext:value-type="float">
            <text:p>38.4615384615385</text:p>
          </table:table-cell>
          <table:table-cell table:number-columns-repeated="1020"/>
        </table:table-row>
        <table:table-row table:style-name="ro6">
          <table:table-cell table:style-name="ce11" office:value-type="string" calcext:value-type="string">
            <text:p>capitalism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3" calcext:value-type="float">
            <text:p>3</text:p>
          </table:table-cell>
          <table:table-cell table:style-name="ce24" table:formula="of:=([.C9]/[.B9])*100" office:value-type="float" office:value="30" calcext:value-type="float">
            <text:p>30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occupy wall street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24" table:formula="of:=([.C10]/[.B10])*100"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table:style-name="ce11" office:value-type="string" calcext:value-type="string">
            <text:p>terrorism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10" calcext:value-type="float">
            <text:p>10</text:p>
          </table:table-cell>
          <table:table-cell table:style-name="ce24" table:formula="of:=([.C11]/[.B11])*100" office:value-type="float" office:value="31.25" calcext:value-type="float">
            <text:p>31.25</text:p>
          </table:table-cell>
          <table:table-cell table:number-columns-repeated="1020"/>
        </table:table-row>
        <table:table-row table:style-name="ro6">
          <table:table-cell table:style-name="ce11" office:value-type="string" calcext:value-type="string">
            <text:p>liberalism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4" calcext:value-type="float">
            <text:p>4</text:p>
          </table:table-cell>
          <table:table-cell table:style-name="ce24" table:formula="of:=([.C12]/[.B12])*100" office:value-type="float" office:value="57.1428571428571" calcext:value-type="float">
            <text:p>57.1428571428571</text:p>
          </table:table-cell>
          <table:table-cell table:number-columns-repeated="1020"/>
        </table:table-row>
        <table:table-row table:style-name="ro6">
          <table:table-cell table:style-name="ce11" office:value-type="string" calcext:value-type="string">
            <text:p>judas iscariot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24" table:formula="of:=([.C13]/[.B13])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6">
          <table:table-cell table:style-name="ce11" office:value-type="string" calcext:value-type="string">
            <text:p>censorship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2" calcext:value-type="float">
            <text:p>2</text:p>
          </table:table-cell>
          <table:table-cell table:style-name="ce24" table:formula="of:=([.C14]/[.B14])*100" office:value-type="float" office:value="13.3333333333333" calcext:value-type="float">
            <text:p>13.3333333333333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federal communications commission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24" table:formula="of:=([.C15]/[.B15])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6">
          <table:table-cell table:style-name="ce11" office:value-type="string" calcext:value-type="string">
            <text:p>pedophilia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style-name="ce24" table:formula="of:=([.C16]/[.B16])*100" office:value-type="float" office:value="25" calcext:value-type="float">
            <text:p>25</text:p>
          </table:table-cell>
          <table:table-cell table:number-columns-repeated="1020"/>
        </table:table-row>
        <table:table-row table:style-name="ro6">
          <table:table-cell table:style-name="ce11" office:value-type="string" calcext:value-type="string">
            <text:p>fornication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24" table:formula="of:=([.C17]/[.B17])*100"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table:style-name="ce11" office:value-type="string" calcext:value-type="string">
            <text:p>prostitution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9" calcext:value-type="float">
            <text:p>9</text:p>
          </table:table-cell>
          <table:table-cell table:style-name="ce24" table:formula="of:=([.C18]/[.B18])*100" office:value-type="float" office:value="33.3333333333333" calcext:value-type="float">
            <text:p>33.3333333333333</text:p>
          </table:table-cell>
          <table:table-cell table:number-columns-repeated="1020"/>
        </table:table-row>
        <table:table-row table:style-name="ro6">
          <table:table-cell table:style-name="ce11" office:value-type="string" calcext:value-type="string">
            <text:p>pornography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4" table:formula="of:=([.C19]/[.B19])*100"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table:style-name="ce11" office:value-type="string" calcext:value-type="string">
            <text:p>subluxation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4" table:formula="of:=([.C20]/[.B20])*100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warburg hypothesis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4" table:formula="of:=([.C21]/[.B21])*100"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table:style-name="ce11" office:value-type="string" calcext:value-type="string">
            <text:p>alcoholism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9" calcext:value-type="float">
            <text:p>9</text:p>
          </table:table-cell>
          <table:table-cell table:style-name="ce24" table:formula="of:=([.C22]/[.B22])*100" office:value-type="float" office:value="21.4285714285714" calcext:value-type="float">
            <text:p>21.4285714285714</text:p>
          </table:table-cell>
          <table:table-cell table:number-columns-repeated="1020"/>
        </table:table-row>
        <table:table-row table:style-name="ro3">
          <table:table-cell table:style-name="ce11" office:value-type="string" calcext:value-type="string">
            <text:p>sex differences in psychology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4" table:formula="of:=([.C23]/[.B23])*100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human evolution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4" table:formula="of:=([.C24]/[.B24])*100"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table:style-name="ce11" office:value-type="string" calcext:value-type="string">
            <text:p>pollution</text:p>
          </table:table-cell>
          <table:table-cell table:style-name="ce11" office:value-type="float" office:value="190" calcext:value-type="float">
            <text:p>190</text:p>
          </table:table-cell>
          <table:table-cell table:style-name="ce11" office:value-type="float" office:value="38" calcext:value-type="float">
            <text:p>38</text:p>
          </table:table-cell>
          <table:table-cell table:style-name="ce24" table:formula="of:=([.C25]/[.B25])*100"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energy consumption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3" calcext:value-type="float">
            <text:p>3</text:p>
          </table:table-cell>
          <table:table-cell table:style-name="ce24" table:formula="of:=([.C26]/[.B26])*100" office:value-type="float" office:value="42.8571428571429" calcext:value-type="float">
            <text:p>42.8571428571429</text:p>
          </table:table-cell>
          <table:table-cell table:number-columns-repeated="1020"/>
        </table:table-row>
        <table:table-row table:style-name="ro6">
          <table:table-cell table:style-name="ce11" office:value-type="string" calcext:value-type="string">
            <text:p>sea level rise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0" calcext:value-type="float">
            <text:p>0</text:p>
          </table:table-cell>
          <table:table-cell table:style-name="ce24" table:formula="of:=([.C27]/[.B27])*100"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table:style-name="ce11" office:value-type="string" calcext:value-type="string">
            <text:p>petrol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24" table:formula="of:=([.C28]/[.B28])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6">
          <table:table-cell table:style-name="ce11" office:value-type="string" calcext:value-type="string">
            <text:p>napster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4" table:formula="of:=([.C29]/[.B29])*100" office:value-type="float" office:value="50" calcext:value-type="float">
            <text:p>50</text:p>
          </table:table-cell>
          <table:table-cell table:number-columns-repeated="1020"/>
        </table:table-row>
        <table:table-row table:style-name="ro6">
          <table:table-cell table:style-name="ce11" office:value-type="string" calcext:value-type="string">
            <text:p>pop punk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24" table:formula="of:=([.C30]/[.B30])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6">
          <table:table-cell table:style-name="ce11" office:value-type="string" calcext:value-type="string">
            <text:p>bullfighting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4" table:formula="of:=([.C31]/[.B31])*100"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table:style-name="ce11" office:value-type="string" calcext:value-type="string">
            <text:p>sigmund freud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24" table:formula="of:=([.C32]/[.B32])*100" office:value-type="float" office:value="66.6666666666667" calcext:value-type="float">
            <text:p>66.6666666666667</text:p>
          </table:table-cell>
          <table:table-cell table:number-columns-repeated="1020"/>
        </table:table-row>
        <table:table-row table:style-name="ro6">
          <table:table-cell table:style-name="ce11" office:value-type="string" calcext:value-type="string">
            <text:p>crime</text:p>
          </table:table-cell>
          <table:table-cell table:style-name="ce11" office:value-type="float" office:value="112" calcext:value-type="float">
            <text:p>112</text:p>
          </table:table-cell>
          <table:table-cell table:style-name="ce11" office:value-type="float" office:value="43" calcext:value-type="float">
            <text:p>43</text:p>
          </table:table-cell>
          <table:table-cell table:style-name="ce24" table:formula="of:=([.C33]/[.B33])*100" office:value-type="float" office:value="38.3928571428571" calcext:value-type="float">
            <text:p>38.3928571428571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law enforcement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4" table:formula="of:=([.C34]/[.B34])*100"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table:style-name="ce11" office:value-type="string" calcext:value-type="string">
            <text:p>tax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4" table:formula="of:=([.C35]/[.B35])*100"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table:style-name="ce11" office:value-type="string" calcext:value-type="string">
            <text:p>illegal drugs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24" table:formula="of:=([.C36]/[.B36])*100" office:value-type="float" office:value="66.6666666666667" calcext:value-type="float">
            <text:p>66.6666666666667</text:p>
          </table:table-cell>
          <table:table-cell table:number-columns-repeated="1020"/>
        </table:table-row>
        <table:table-row table:style-name="ro6">
          <table:table-cell table:style-name="ce11" office:value-type="string" calcext:value-type="string">
            <text:p>prison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2" calcext:value-type="float">
            <text:p>2</text:p>
          </table:table-cell>
          <table:table-cell table:style-name="ce24" table:formula="of:=([.C37]/[.B37])*100" office:value-type="float" office:value="18.1818181818182" calcext:value-type="float">
            <text:p>18.1818181818182</text:p>
          </table:table-cell>
          <table:table-cell table:number-columns-repeated="1020"/>
        </table:table-row>
        <table:table-row table:style-name="ro6">
          <table:table-cell table:style-name="ce11" office:value-type="string" calcext:value-type="string">
            <text:p>truth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5" calcext:value-type="float">
            <text:p>5</text:p>
          </table:table-cell>
          <table:table-cell table:style-name="ce24" table:formula="of:=([.C38]/[.B38])*100" office:value-type="float" office:value="45.4545454545455" calcext:value-type="float">
            <text:p>45.4545454545455</text:p>
          </table:table-cell>
          <table:table-cell table:number-columns-repeated="1020"/>
        </table:table-row>
        <table:table-row table:style-name="ro6">
          <table:table-cell table:style-name="ce11" office:value-type="string" calcext:value-type="string">
            <text:p>plat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4" table:formula="of:=([.C39]/[.B39])*100"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table:style-name="ce13" table:number-columns-repeated="2"/>
          <table:table-cell table:style-name="ce23" office:value-type="string" calcext:value-type="string">
            <text:p>Recall percentage</text:p>
          </table:table-cell>
          <table:table-cell table:style-name="ce24" table:formula="of:=AVERAGE([.D2:.D39])" office:value-type="float" office:value="30.5157342657343" calcext:value-type="float">
            <text:p>30.5157342657343</text:p>
          </table:table-cell>
          <table:table-cell table:number-columns-repeated="1020"/>
        </table:table-row>
        <table:table-row table:style-name="ro5" table:number-rows-repeated="104853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ause (Fine-tuned alpaca-native)" table:style-name="ta4">
        <office:forms form:automatic-focus="false" form:apply-design-mode="false"/>
        <table:table-column table:style-name="co2" table:number-columns-repeated="3" table:default-cell-style-name="ce11"/>
        <table:table-column table:style-name="co2" table:default-cell-style-name="ce24"/>
        <table:table-row table:style-name="ro6">
          <table:table-cell table:style-name="ce12" office:value-type="string" calcext:value-type="string">
            <text:p>cause</text:p>
          </table:table-cell>
          <table:table-cell table:style-name="ce12" office:value-type="string" calcext:value-type="string">
            <text:p>total effects</text:p>
          </table:table-cell>
          <table:table-cell table:style-name="ce12" office:value-type="string" calcext:value-type="string">
            <text:p>recalled effects</text:p>
          </table:table-cell>
          <table:table-cell table:style-name="ce23" office:value-type="string" calcext:value-type="string">
            <text:p>recall percentage</text:p>
          </table:table-cell>
        </table:table-row>
        <table:table-row table:style-name="ro2">
          <table:table-cell office:value-type="string" calcext:value-type="string">
            <text:p>super bowl xxxviii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([.C2]/[.B2])*100" office:value-type="float" office:value="40" calcext:value-type="float">
            <text:p>40</text:p>
          </table:table-cell>
        </table:table-row>
        <table:table-row table:style-name="ro6">
          <table:table-cell office:value-type="string" calcext:value-type="string">
            <text:p>olympic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3]/[.B3])*100"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gol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4]/[.B4])*100"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slavery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formula="of:=([.C5]/[.B5])*100" office:value-type="float" office:value="21.4285714285714" calcext:value-type="float">
            <text:p>21.4285714285714</text:p>
          </table:table-cell>
        </table:table-row>
        <table:table-row table:style-name="ro2">
          <table:table-cell office:value-type="string" calcext:value-type="string">
            <text:p>armenian genocid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([.C6]/[.B6])*100"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black power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C7]/[.B7])*100" office:value-type="float" office:value="100" calcext:value-type="float">
            <text:p>100</text:p>
          </table:table-cell>
        </table:table-row>
        <table:table-row table:style-name="ro6">
          <table:table-cell office:value-type="string" calcext:value-type="string">
            <text:p>fascism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([.C8]/[.B8])*100" office:value-type="float" office:value="38.4615384615385" calcext:value-type="float">
            <text:p>38.4615384615385</text:p>
          </table:table-cell>
        </table:table-row>
        <table:table-row table:style-name="ro6">
          <table:table-cell office:value-type="string" calcext:value-type="string">
            <text:p>capitalism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([.C9]/[.B9])*100"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occupy wall stree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[.C10]/[.B10])*100"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terrorism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([.C11]/[.B11])*100" office:value-type="float" office:value="31.25" calcext:value-type="float">
            <text:p>31.25</text:p>
          </table:table-cell>
        </table:table-row>
        <table:table-row table:style-name="ro6">
          <table:table-cell office:value-type="string" calcext:value-type="string">
            <text:p>liberalism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([.C12]/[.B12])*100" office:value-type="float" office:value="57.1428571428571" calcext:value-type="float">
            <text:p>57.1428571428571</text:p>
          </table:table-cell>
        </table:table-row>
        <table:table-row table:style-name="ro6">
          <table:table-cell office:value-type="string" calcext:value-type="string">
            <text:p>judas iscariot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C13]/[.B13])*100" office:value-type="float" office:value="100" calcext:value-type="float">
            <text:p>100</text:p>
          </table:table-cell>
        </table:table-row>
        <table:table-row table:style-name="ro6">
          <table:table-cell office:value-type="string" calcext:value-type="string">
            <text:p>censorship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([.C14]/[.B14])*100" office:value-type="float" office:value="13.3333333333333" calcext:value-type="float">
            <text:p>13.3333333333333</text:p>
          </table:table-cell>
        </table:table-row>
        <table:table-row table:style-name="ro4">
          <table:table-cell office:value-type="string" calcext:value-type="string">
            <text:p>federal communications commissi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C15]/[.B15])*100" office:value-type="float" office:value="100" calcext:value-type="float">
            <text:p>100</text:p>
          </table:table-cell>
        </table:table-row>
        <table:table-row table:style-name="ro6">
          <table:table-cell office:value-type="string" calcext:value-type="string">
            <text:p>pedophili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([.C16]/[.B16])*100" office:value-type="float" office:value="25" calcext:value-type="float">
            <text:p>25</text:p>
          </table:table-cell>
        </table:table-row>
        <table:table-row table:style-name="ro6">
          <table:table-cell office:value-type="string" calcext:value-type="string">
            <text:p>fornicati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[.C17]/[.B17])*100"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prostitution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formula="of:=([.C18]/[.B18])*100" office:value-type="float" office:value="33.3333333333333" calcext:value-type="float">
            <text:p>33.3333333333333</text:p>
          </table:table-cell>
        </table:table-row>
        <table:table-row table:style-name="ro6">
          <table:table-cell office:value-type="string" calcext:value-type="string">
            <text:p>pornography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[.C19]/[.B19])*100"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subluxati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[.C20]/[.B20])*100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arburg hypothesi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21]/[.B21])*100"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alcoholism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table:formula="of:=([.C22]/[.B22])*100" office:value-type="float" office:value="21.4285714285714" calcext:value-type="float">
            <text:p>21.4285714285714</text:p>
          </table:table-cell>
        </table:table-row>
        <table:table-row table:style-name="ro3">
          <table:table-cell office:value-type="string" calcext:value-type="string">
            <text:p>sex differences in psycholog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23]/[.B23])*100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human evolu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24]/[.B24])*100"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pollution</text:p>
          </table:table-cell>
          <table:table-cell office:value-type="float" office:value="190" calcext:value-type="float">
            <text:p>190</text:p>
          </table:table-cell>
          <table:table-cell office:value-type="float" office:value="38" calcext:value-type="float">
            <text:p>38</text:p>
          </table:table-cell>
          <table:table-cell table:formula="of:=([.C25]/[.B25])*100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energy consumption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([.C26]/[.B26])*100" office:value-type="float" office:value="42.8571428571429" calcext:value-type="float">
            <text:p>42.8571428571429</text:p>
          </table:table-cell>
        </table:table-row>
        <table:table-row table:style-name="ro6">
          <table:table-cell office:value-type="string" calcext:value-type="string">
            <text:p>sea level rise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([.C27]/[.B27])*100"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petrol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C28]/[.B28])*100" office:value-type="float" office:value="100" calcext:value-type="float">
            <text:p>100</text:p>
          </table:table-cell>
        </table:table-row>
        <table:table-row table:style-name="ro6">
          <table:table-cell office:value-type="string" calcext:value-type="string">
            <text:p>napst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C29]/[.B29])*100" office:value-type="float" office:value="50" calcext:value-type="float">
            <text:p>50</text:p>
          </table:table-cell>
        </table:table-row>
        <table:table-row table:style-name="ro6">
          <table:table-cell office:value-type="string" calcext:value-type="string">
            <text:p>pop punk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C30]/[.B30])*100" office:value-type="float" office:value="100" calcext:value-type="float">
            <text:p>100</text:p>
          </table:table-cell>
        </table:table-row>
        <table:table-row table:style-name="ro6">
          <table:table-cell office:value-type="string" calcext:value-type="string">
            <text:p>bullfightin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[.C31]/[.B31])*100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igmund freu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([.C32]/[.B32])*100" office:value-type="float" office:value="66.6666666666667" calcext:value-type="float">
            <text:p>66.6666666666667</text:p>
          </table:table-cell>
        </table:table-row>
        <table:table-row table:style-name="ro6">
          <table:table-cell office:value-type="string" calcext:value-type="string">
            <text:p>crime</text:p>
          </table:table-cell>
          <table:table-cell office:value-type="float" office:value="112" calcext:value-type="float">
            <text:p>112</text:p>
          </table:table-cell>
          <table:table-cell office:value-type="float" office:value="43" calcext:value-type="float">
            <text:p>43</text:p>
          </table:table-cell>
          <table:table-cell table:formula="of:=([.C33]/[.B33])*100" office:value-type="float" office:value="38.3928571428571" calcext:value-type="float">
            <text:p>38.3928571428571</text:p>
          </table:table-cell>
        </table:table-row>
        <table:table-row table:style-name="ro2">
          <table:table-cell office:value-type="string" calcext:value-type="string">
            <text:p>law enforcemen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[.C34]/[.B34])*100"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ta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35]/[.B35])*100"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illegal drug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([.C36]/[.B36])*100" office:value-type="float" office:value="66.6666666666667" calcext:value-type="float">
            <text:p>66.6666666666667</text:p>
          </table:table-cell>
        </table:table-row>
        <table:table-row table:style-name="ro6">
          <table:table-cell office:value-type="string" calcext:value-type="string">
            <text:p>prison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([.C37]/[.B37])*100" office:value-type="float" office:value="18.1818181818182" calcext:value-type="float">
            <text:p>18.1818181818182</text:p>
          </table:table-cell>
        </table:table-row>
        <table:table-row table:style-name="ro6">
          <table:table-cell office:value-type="string" calcext:value-type="string">
            <text:p>truth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([.C38]/[.B38])*100" office:value-type="float" office:value="45.4545454545455" calcext:value-type="float">
            <text:p>45.4545454545455</text:p>
          </table:table-cell>
        </table:table-row>
        <table:table-row table:style-name="ro6">
          <table:table-cell office:value-type="string" calcext:value-type="string">
            <text:p>pla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39]/[.B39])*100" office:value-type="float" office:value="0" calcext:value-type="float">
            <text:p>0</text:p>
          </table:table-cell>
        </table:table-row>
        <table:table-row table:style-name="ro6">
          <table:table-cell table:style-name="ce13" table:number-columns-repeated="2"/>
          <table:table-cell table:style-name="ce23" office:value-type="string" calcext:value-type="string">
            <text:p>Recall percentage</text:p>
          </table:table-cell>
          <table:table-cell table:formula="of:=AVERAGE([.D2:.D39])" office:value-type="float" office:value="30.5157342657343" calcext:value-type="float">
            <text:p>30.51573426573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&quot;Liberation Sans&quot;" svg:font-family="'&quot;Liberation Sans&quot;'"/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5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8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8P0"/>
    </number:currency-style>
    <number:time-style style:name="N147">
      <number:hours/>
      <number:text>:</number:text>
      <number:minutes number:style="long"/>
      <number:text>:</number:text>
      <number:seconds number:style="long"/>
    </number:time-style>
    <number:currency-style style:name="N14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6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6P0"/>
    </number:currency-style>
    <number:date-style style:name="N14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4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4P0"/>
    </number:currency-style>
    <number:currency-style style:name="N151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1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1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5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53">
      <number:day/>
      <number:text>-</number:text>
      <number:month number:textual="true"/>
    </number:date-style>
    <number:time-style style:name="N124">
      <number:hours/>
      <number:text>:</number:text>
      <number:minutes number:style="long"/>
      <number:text> </number:text>
      <number:am-pm/>
    </number:time-style>
    <number:date-style style:name="N125">
      <number:day/>
      <number:text>-</number:text>
      <number:month number:textual="true"/>
      <number:text>-</number:text>
      <number:year/>
    </number:date-style>
    <number:date-style style:name="N126">
      <number:month/>
      <number:text>/</number:text>
      <number:day/>
      <number:text>/</number:text>
      <number:year number:style="long"/>
    </number:date-style>
    <number:time-style style:name="N127">
      <number:minutes number:style="long"/>
      <number:text>:</number:text>
      <number:seconds number:style="long" number:decimal-places="1"/>
    </number:time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5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7P2" style:volatile="true">
      <number:currency-symbol/>
      <number:fill-character> </number:fill-character>
      <number:text>- </number:text>
    </number:currency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28">
      <number:minutes number:style="long"/>
      <number:text>:</number:text>
      <number:seconds number:style="long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3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0P0"/>
    </number:currency-style>
    <number:date-style style:name="N131">
      <number:month number:textual="true"/>
      <number:text>-</number:text>
      <number:year/>
    </number:date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First_20_Order_20__28_Fine_20_tuned_20_alpaca-" style:display-name="PageStyle_First Order (Fine tuned alpaca-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irst_20_Order_20__28_alpaca-native_29_" style:display-name="PageStyle_First Order (alpaca-native)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ause_20__28_alpaca-native_29_" style:display-name="PageStyle_Cause (alpaca-native)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05T08:07:27.896150387</dc:date>
    <meta:editing-duration>PT22M16S</meta:editing-duration>
    <meta:editing-cycles>8</meta:editing-cycles>
    <meta:generator>LibreOffice/7.3.7.2$Linux_X86_64 LibreOffice_project/30$Build-2</meta:generator>
    <meta:document-statistic meta:table-count="4" meta:cell-count="744" meta:object-count="0"/>
  </office:meta>
</office:document-meta>
</file>